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3pt" style:font-size-asian="13pt" style:font-size-complex="13pt"/>
    </style:style>
    <style:style style:name="P3" style:parent-style-name="Überschrift1" style:family="paragraph">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P5" style:parent-style-name="Überschrift1" style:family="paragraph"/>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paragraph-properties fo:text-indent="0.4916in"/>
    </style:style>
    <style:style style:name="T9" style:parent-style-name="Absatz-Standardschriftart" style:family="text">
      <style:text-properties fo:language="en" fo:country="GB"/>
    </style:style>
    <style:style style:name="P10" style:parent-style-name="Standard" style:family="paragraph">
      <style:text-properties fo:language="en" fo:country="GB"/>
    </style:style>
    <style:style style:name="T11" style:parent-style-name="Absatz-Standardschriftart" style:family="text">
      <style:text-properties fo:language="en" fo:country="GB"/>
    </style:style>
    <style:style style:name="P12" style:parent-style-name="Überschrift1" style:family="paragraph">
      <style:text-properties fo:font-weight="bold" style:font-weight-asian="bold" style:font-weight-complex="bold"/>
    </style:style>
    <style:style style:name="P13" style:parent-style-name="Standard" style:family="paragraph">
      <style:paragraph-properties fo:text-align="justify" fo:text-indent="0.4916in"/>
    </style:style>
    <style:style style:name="P14" style:parent-style-name="Standard" style:family="paragraph">
      <style:paragraph-properties fo:text-align="justify" fo:text-indent="0.4916in"/>
    </style:style>
    <style:style style:name="P15" style:parent-style-name="Standard" style:family="paragraph">
      <style:paragraph-properties fo:break-before="page"/>
      <style:text-properties fo:hyphenate="true"/>
    </style:style>
    <style:style style:name="TableColumn17" style:family="table-column">
      <style:table-column-properties style:column-width="1.5937in"/>
    </style:style>
    <style:style style:name="TableColumn18" style:family="table-column">
      <style:table-column-properties style:column-width="4.6993in"/>
    </style:style>
    <style:style style:name="Table16" style:family="table">
      <style:table-properties style:width="6.293in" fo:margin-left="0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rd" style:family="paragraph">
      <style:paragraph-properties fo:text-align="center" fo:margin-bottom="0in" fo:line-height="100%"/>
      <style:text-properties fo:font-weight="bold" style:font-weight-asian="bold" style:font-weight-complex="bold"/>
    </style:style>
    <style:style style:name="TableCell22" style:family="table-cell">
      <style:table-cell-properties fo:border="0.0069in solid #000000" style:writing-mode="lr-tb" fo:padding-top="0in" fo:padding-left="0.075in" fo:padding-bottom="0in" fo:padding-right="0.075in"/>
    </style:style>
    <style:style style:name="P23" style:parent-style-name="Standard" style:family="paragraph">
      <style:paragraph-properties fo:text-align="center" fo:margin-bottom="0in" fo:line-height="100%"/>
      <style:text-properties fo:font-weight="bold" style:font-weight-asian="bold" style:font-weight-complex="bold"/>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text-align="justify" fo:margin-bottom="0in" fo:line-height="100%"/>
    </style:style>
    <style:style style:name="P29" style:parent-style-name="Standard" style:family="paragraph">
      <style:paragraph-properties fo:margin-bottom="0in" fo:line-height="100%"/>
      <style:text-properties fo:language="en" fo:country="GB"/>
    </style:style>
    <style:style style:name="P30" style:parent-style-name="Standard" style:family="paragraph">
      <style:paragraph-properties fo:margin-bottom="0in" fo:line-height="100%"/>
      <style:text-properties fo:language="en" fo:country="GB"/>
    </style:style>
    <style:style style:name="P31" style:parent-style-name="Standard" style:family="paragraph">
      <style:paragraph-properties fo:margin-bottom="0in" fo:line-height="100%"/>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text-properties fo:language="en" fo:country="GB"/>
    </style:style>
    <style:style style:name="P35" style:parent-style-name="Standard" style:family="paragraph">
      <style:paragraph-properties fo:margin-bottom="0in" fo:line-height="100%"/>
      <style:text-properties fo:language="en" fo:country="GB"/>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style>
    <style:style style:name="P41" style:parent-style-name="Standard" style:family="paragraph">
      <style:paragraph-properties fo:margin-bottom="0in" fo:line-height="100%"/>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style>
    <style:style style:name="P47" style:parent-style-name="Standard" style:family="paragraph">
      <style:paragraph-properties fo:margin-bottom="0in" fo:line-height="100%"/>
    </style:style>
    <style:style style:name="P48" style:parent-style-name="Standard" style:family="paragraph">
      <style:paragraph-properties fo:margin-bottom="0in" fo:line-height="100%"/>
    </style:style>
    <style:style style:name="P49" style:parent-style-name="Standard" style:family="paragraph">
      <style:paragraph-properties fo:margin-bottom="0in" fo:line-height="100%"/>
    </style:style>
    <style:style style:name="P50" style:parent-style-name="Standard" style:family="paragraph">
      <style:paragraph-properties fo:margin-bottom="0in" fo:line-height="100%"/>
    </style:style>
    <style:style style:name="P51" style:parent-style-name="Standard" style:family="paragraph">
      <style:paragraph-properties fo:margin-bottom="0in" fo:line-height="100%"/>
    </style:style>
    <style:style style:name="P52" style:parent-style-name="Standard" style:family="paragraph">
      <style:paragraph-properties fo:margin-bottom="0in" fo:line-height="100%"/>
    </style:style>
    <style:style style:name="P53" style:parent-style-name="Standard" style:family="paragraph">
      <style:paragraph-properties fo:margin-bottom="0in" fo:line-height="100%"/>
    </style:style>
    <style:style style:name="P54" style:parent-style-name="Standard" style:family="paragraph">
      <style:paragraph-properties fo:margin-bottom="0in" fo:line-height="100%"/>
    </style:style>
    <style:style style:name="P55" style:parent-style-name="Standard" style:family="paragraph">
      <style:paragraph-properties fo:margin-bottom="0in" fo:line-height="100%"/>
    </style:style>
    <style:style style:name="P56" style:parent-style-name="Standard"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style>
    <style:style style:name="P62" style:parent-style-name="Listenabsatz" style:family="paragraph">
      <style:paragraph-properties fo:margin-bottom="0in" fo:line-height="100%"/>
      <style:text-properties fo:language="en" fo:country="GB"/>
    </style:style>
    <style:style style:name="P63" style:parent-style-name="Listenabsatz" style:family="paragraph">
      <style:paragraph-properties fo:margin-bottom="0in" fo:line-height="100%"/>
      <style:text-properties fo:language="en" fo:country="GB"/>
    </style:style>
    <style:style style:name="P64" style:parent-style-name="Listenabsatz" style:family="paragraph">
      <style:paragraph-properties fo:margin-bottom="0in" fo:line-height="100%"/>
    </style:style>
    <style:style style:name="P65" style:parent-style-name="Listenabsatz" style:family="paragraph">
      <style:paragraph-properties fo:margin-bottom="0in" fo:line-height="100%"/>
      <style:text-properties fo:language="en" fo:country="GB"/>
    </style:style>
    <style:style style:name="P66" style:parent-style-name="Listenabsatz" style:family="paragraph">
      <style:paragraph-properties fo:margin-bottom="0in" fo:line-height="100%"/>
      <style:text-properties fo:language="en" fo:country="GB"/>
    </style:style>
    <style:style style:name="TableRow67" style:family="table-row">
      <style:table-row-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margin-bottom="0in" fo:line-height="100%"/>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rd" style:family="paragraph">
      <style:paragraph-properties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style>
    <style:style style:name="P87" style:parent-style-name="Standard" style:family="paragraph">
      <style:paragraph-properties fo:margin-bottom="0in" fo:line-height="100%"/>
    </style:style>
    <style:style style:name="P88" style:parent-style-name="Standard" style:family="paragraph">
      <style:paragraph-properties fo:margin-bottom="0in" fo:line-height="100%"/>
    </style:style>
    <style:style style:name="P89" style:parent-style-name="Standard" style:family="paragraph">
      <style:paragraph-properties fo:margin-bottom="0in" fo:line-height="100%"/>
    </style:style>
    <style:style style:name="P90" style:parent-style-name="Standard" style:family="paragraph">
      <style:paragraph-properties fo:margin-bottom="0in" fo:line-height="100%"/>
    </style:style>
    <style:style style:name="P91" style:parent-style-name="Standard" style:family="paragraph">
      <style:paragraph-properties fo:margin-bottom="0in" fo:line-height="100%"/>
      <style:text-properties fo:language="en" fo:country="GB"/>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text-properties fo:language="en" fo:country="GB"/>
    </style:style>
    <style:style style:name="P96" style:parent-style-name="Standard" style:family="paragraph">
      <style:paragraph-properties fo:margin-bottom="0in" fo:line-height="100%"/>
      <style:text-properties fo:language="en" fo:country="GB"/>
    </style:style>
    <style:style style:name="P97" style:parent-style-name="Standard" style:family="paragraph">
      <style:paragraph-properties fo:margin-bottom="0in" fo:line-height="100%"/>
      <style:text-properties fo:language="en" fo:country="GB"/>
    </style:style>
    <style:style style:name="P98" style:parent-style-name="Standard" style:family="paragraph">
      <style:paragraph-properties fo:margin-bottom="0in" fo:line-height="100%"/>
      <style:text-properties fo:language="en" fo:country="GB"/>
    </style:style>
    <style:style style:name="P99" style:parent-style-name="Standard" style:family="paragraph">
      <style:paragraph-properties fo:margin-bottom="0in" fo:line-height="100%"/>
      <style:text-properties fo:language="en" fo:country="GB"/>
    </style:style>
    <style:style style:name="TableRow100" style:family="table-row">
      <style:table-row-properties/>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margin-bottom="0in" fo:line-height="100%"/>
    </style:style>
    <style:style style:name="TableCell103" style:family="table-cell">
      <style:table-cell-properties fo:border="0.0069in solid #000000" style:writing-mode="lr-tb" fo:padding-top="0in" fo:padding-left="0.075in" fo:padding-bottom="0in" fo:padding-right="0.075in"/>
    </style:style>
    <style:style style:name="P104" style:parent-style-name="Standard" style:family="paragraph">
      <style:paragraph-properties fo:margin-bottom="0in" fo:line-height="100%"/>
    </style:style>
    <style:style style:name="P105" style:parent-style-name="Standard"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office:automatic-styles>
  <office:body>
    <office:text text:use-soft-page-breaks="true">
      <text:p text:style-name="P1">GILLET Guillaume</text:p>
      <text:p text:style-name="Standard">HERKENS Antoine</text:p>
      <text:p text:style-name="Standard"/>
      <text:p text:style-name="P2">Compte rendu TD3</text:p>
      <text:p text:style-name="Standard"/>
      <text:h text:style-name="P3" text:outline-level="1">Partie A </text:h>
      <text:p text:style-name="Standard">Sur nos ordinateurs</text:p>
      <text:h text:style-name="Überschrift1" text:outline-level="1"><text:span text:style-name="T4">Partie B<text:s/></text:span>Tests de vulnérabilité</text:h>
      <text:p text:style-name="Standard"/>
      <text:list text:style-name="LFO1" text:continue-numbering="true">
        <text:list-item>
          <text:p text:style-name="P5">Injection SQL</text:p>
        </text:list-item>
      </text:list>
      <text:p text:style-name="Standard"/>
      <text:p text:style-name="Standard">Requêtes identifiées dans myModel.php :<text:s/></text:p>
      <text:p text:style-name="Standard">a) $req="select<text:s/>nom,prenom,login,id_user,numero_compte,profil_user,solde_compte from users where login='$login' and mot_de_passe='$pwd'";</text:p>
      <text:p text:style-name="Standard">La requête est vulnérable car on peut inclure une clause toujours vrai (comme vu dans le cours) dans le text du login ou mot de passe.</text:p>
      <text:p text:style-name="Standard">De plus, les champs n'ont pas de taille limite, et il les types ne sont pas vérifiés en php.<text:s/></text:p>
      <text:p text:style-name="Standard"/>
      <text:p text:style-name="P6">b) $req="select nom,prenom,login,id_user from users";</text:p>
      <text:p text:style-name="Standard">La requête est non vulnérable car il n'est pas d'intrusion extérieure possible.</text:p>
      <text:p text:style-name="Standard"/>
      <text:p text:style-name="Standard">c)<text:s/>$req="update users set solde_compte=solde_compte+$mt where numero_compte='$dest'";</text:p>
      <text:p text:style-name="Standard">La requête est vulnérable car les champs text mt et dest ne sont pas vérifiés en php. On peut donc injecter du SQL dans ces champs.</text:p>
      <text:p text:style-name="Standard"/>
      <text:p text:style-name="Standard">d) $req="update users set solde_compte=solde_compte-$mt where numero_compte='$src'";</text:p>
      <text:p text:style-name="Standard">La requête est vulnérable car les champs text mt et dest ne sont pas vérifiés en php. On peut donc injecter du SQL dans ces champs.</text:p>
      <text:p text:style-name="Standard"/>
      <text:p text:style-name="Standard"/>
      <text:p text:style-name="Standard">e) $req="select id_msg,sujet_msg,corps_msg,u.nom,u.prenom from messages m, users u where m.id_user_from=u.id_user and id_user_to=".$userid;</text:p>
      <text:soft-page-break/>
      <text:p text:style-name="Standard">La requête est non vulnérable car il n'y pas pas d'insertion possible, $userid étant récupéré automatiquement en php.</text:p>
      <text:p text:style-name="Standard"/>
      <text:p text:style-name="P7">f) $req="insert into messages(id_user_to,id_user_from,sujet_msg,corps_msg)<text:s/>values($to,$from,'$subject','$body')";</text:p>
      <text:p text:style-name="Standard">La requête est vulnérable car aucune vérification n'est faite en php (regex...). La limite de taille dans le html n'est pas suffisante.</text:p>
      <text:p text:style-name="Standard"/>
      <text:h text:style-name="Überschrift1" text:outline-level="1">2. Cross-site scripting (XSS)</text:h>
      <text:p text:style-name="Standard"/>
      <text:p text:style-name="Standard"><text:tab/>a. On peut envoyer un message à l'utilisateur avec un lien frauduleux à l'intérieur, ou bien inclure une balise script frauduleuse à l'intérieur du message, qui s'éxécutera lors que l'utilisateur veut visualiser le message.</text:p>
      <text:p text:style-name="Standard"/>
      <text:p text:style-name="Standard"><text:tab/>b. Récupérez les données sensibles des utilisateurs. Par exemple, login, mot<text:s/>de passe, les soldes, les cookies de connexions.</text:p>
      <text:p text:style-name="P8">Exemple : récupérer les données utilisateurs à l'aide d'une requête sql dans la balise script</text:p>
      <text:p text:style-name="Standard"><text:tab/><text:tab/><text:s/><text:span text:style-name="T9">&lt;button class="form-btn"&gt;Envoyer&lt;script&gt;alert('test xss');&lt;/script&gt;&lt;/button&gt;</text:span></text:p>
      <text:p text:style-name="P10"/>
      <text:p text:style-name="Standard"><text:span text:style-name="T11"><text:tab/></text:span>c. Si le navigateur indique qu'il a bloqué un XSS, c'est que le site est vulnérable.</text:p>
      <text:p text:style-name="Standard"/>
      <text:h text:style-name="Überschrift1" text:outline-level="1">3. Violation de contrôle d’accès</text:h>
      <text:p text:style-name="Standard"/>
      <text:p text:style-name="Standard">Voici les faiblesses que nous avons trouvés sur l'application :<text:tab/></text:p>
      <text:p text:style-name="Standard">Système d’authentification par login et mot de passe :</text:p>
      <text:p text:style-name="Standard">Il n’y a pas de limite de tentatives de<text:s/>connexions. Ainsi, on peut faire un nombre d’essai très grand pour parvenir à obtenir le mot de passe par exemple.</text:p>
      <text:p text:style-name="Standard">Système de contrôle d'accès :</text:p>
      <text:p text:style-name="Standard">On peut accéder à la page de vue de compte, de messages directement en inscrivant le chemin dans l'URL.</text:p>
      <text:p text:style-name="Standard">Références directes :<text:s/></text:p>
      <text:p text:style-name="Standard">Nous avons pas trouvé de faiblesse : en ajoutant l'id dans l'url, on ne peut pas accéder aux données du compte.</text:p>
      <text:p text:style-name="Standard"/>
      <text:soft-page-break/>
      <text:h text:style-name="Überschrift1" text:outline-level="1">4. Violation de gestion de session</text:h>
      <text:p text:style-name="Standard"/>
      <text:p text:style-name="Standard">a. b.</text:p>
      <text:p text:style-name="Standard"><text:tab/>On se connecte avec les données d'un utilisateur x</text:p>
      <text:p text:style-name="Standard"><text:tab/>On copie le lien une fois<text:s/>sur le compte de cet utilisateur</text:p>
      <text:p text:style-name="Standard"><text:tab/>On ouvre un autre navigateur puis on colle le lien</text:p>
      <text:p text:style-name="Standard"><text:tab/>On accède directement à la vue du compte avec toutes les données, sans différence</text:p>
      <text:p text:style-name="Standard"/>
      <text:p text:style-name="Standard">c. <text:s/>Les actions ne sont pas actualisées entre les deux naviguateurs. Les informations<text:s/>affichées proviennent effectvivement de requêtes sql qui ne sont pas exécutées lors d'un rechargement de page.</text:p>
      <text:p text:style-name="Standard"/>
      <text:p text:style-name="Standard"/>
      <text:h text:style-name="Überschrift1" text:outline-level="1">5. Falsification de requête (CSRF)</text:h>
      <text:p text:style-name="Standard"/>
      <text:p text:style-name="Standard">a.<text:s/><text:tab/>Le transfert d'argent est susceptible de subir une attaque CSRF.</text:p>
      <text:p text:style-name="Standard">b.<text:s/><text:tab/>On donne un requête http qui envoie l'argent non pas au numéro de compte associé à l'utilisateur choisi mais au numéro de compte de l'attaquant.</text:p>
      <text:p text:style-name="Standard"/>
      <text:h text:style-name="Überschrift1" text:outline-level="1">6. Vulnérabilité d'un composant</text:h>
      <text:p text:style-name="Standard"/>
      <text:p text:style-name="Standard">Le site contient les vulnérabilités suivantes :<text:s/></text:p>
      <text:p text:style-name="Standard"><text:tab/>le SGBD contient un mot de passe par défaut,</text:p>
      <text:p text:style-name="Standard"><text:tab/>l'utilisation de phpMyAdmin est risquée car il y a plein de fonctionnalités possibles,</text:p>
      <text:p text:style-name="Standard"><text:tab/>phpMyAdmin a beaucoup de failles de sécurité connues du grand public,</text:p>
      <text:p text:style-name="Standard"><text:tab/>la connexion n'est pas sécurisée,</text:p>
      <text:p text:style-name="Standard"><text:tab/>toutes les pages ne sont pas sécurisées (comme vu avec les failles de controle d'accès).</text:p>
      <text:p text:style-name="Standard"/>
      <text:h text:style-name="Überschrift1" text:outline-level="1">7. Chiffrement des données sensibles</text:h>
      <text:p text:style-name="Standard"/>
      <text:p text:style-name="Standard"><text:tab/>Les données sensibles (ici quasimment l'intégralité des données) ne sont pas chiffrées, ni dans le SGBD, ni dans la couche applicative. Le site est donc très sensible et pas sûr pour les<text:s/>utilisateurs.</text:p>
      <text:p text:style-name="Standard"/>
      <text:h text:style-name="Überschrift1" text:outline-level="1">8. Accès aux répertoires par http</text:h>
      <text:p text:style-name="Standard"/>
      <text:p text:style-name="Standard"><text:tab/>Avec les requêtes http (et non https), on peut donc accéder au répertoire local de l'utilisateur. C'est très dangereux.</text:p>
      <text:p text:style-name="Standard"/>
      <text:h text:style-name="Überschrift1" text:outline-level="1">9. Scripts de redirection</text:h>
      <text:p text:style-name="Standard"/>
      <text:p text:style-name="Standard"><text:tab/>a. myController.php contient des instructions de redirections. index.php contient des redirections mais elles sont contrôlées.<text:s/></text:p>
      <text:p text:style-name="Standard"/>
      <text:p text:style-name="Standard"><text:tab/>b. Par exemple, ligne 46, si l'on insère une URL d'un site frauduleux dans le montant, on peut contourer la redirection.</text:p>
      <text:p text:style-name="Standard"/>
      <text:h text:style-name="P12" text:outline-level="1">Partie C</text:h>
      <text:p text:style-name="Standard"/>
      <text:p text:style-name="P13">Nous avons créé un mail frauduleux que nous enverrons au client de la banque. Ce mail contient un lien frauduleux qui renvoie sur la page de connexion fraduleuse. Mais cette page ressemble physiquement parfaitement à la page de connexion non frauduleuse.</text:p>
      <text:p text:style-name="P14">Ainsi, nous pouvons récupérer les logins et mots de<text:s/>passe des utilisateurs et les insérer dans une base de données pirate. Ensuite, nous redirigeons vers la page non frauduleuse de connexion. L’utilisateur doit se connecter cette fois à sa banque, sans savoir que ses données ont été volées.</text:p>
      <text:p text:style-name="Standard"/>
      <text:p text:style-name="Standard">Remarque : Nous n'utilisons pas d'outils de diagnostic.</text:p>
      <text:p text:style-name="P15"/>
      <text:soft-page-break/>
      <text:h text:style-name="Überschrift1" text:outline-level="1">Partie E : Sécuriser <text:s/>site web</text:h>
      <text:p text:style-name="Standard"/>
      <table:table table:style-name="Table16">
        <table:table-columns>
          <table:table-column table:style-name="TableColumn17"/>
          <table:table-column table:style-name="TableColumn18"/>
        </table:table-columns>
        <table:table-row table:style-name="TableRow19">
          <table:table-cell table:style-name="TableCell20">
            <text:p text:style-name="P21">Failles</text:p>
          </table:table-cell>
          <table:table-cell table:style-name="TableCell22">
            <text:p text:style-name="P23">Corrections mises en place</text:p>
          </table:table-cell>
        </table:table-row>
        <table:table-row table:style-name="TableRow24">
          <table:table-cell table:style-name="TableCell25">
            <text:p text:style-name="P26">Injection sql</text:p>
          </table:table-cell>
          <table:table-cell table:style-name="TableCell27">
            <text:p text:style-name="P28">Format des chaînes login et mot de passe pour avoir une requête valide :<text:s/></text:p>
            <text:p text:style-name="P29">preg_match("/([^A-Za-z])/", $_REQUEST['login'])</text:p>
            <text:p text:style-name="P30">preg_match("/([^A-Za-z])/", $_REQUEST[‘mdp’])</text:p>
            <text:p text:style-name="P31">On peut également contrôler la taille ddu login et mdp avec strlen() en supposant qu’ils soient de taille fixe.</text:p>
            <text:p text:style-name="P32"/>
            <text:p text:style-name="P33">De plus, on peut<text:s/>paramétrer les requêtes :<text:s/></text:p>
            <text:p text:style-name="P34">$stmt = oci_parse($conn, ‘’update users set solde_compte= : where numero_compte= : '');<text:s/></text:p>
            <text:p text:style-name="P35">oci_bind_by_name($stmt, ':solde_compte', $solde_compte+$mt); oci_bind_by_name($stmt, ':numero_compte', $dest;</text:p>
          </table:table-cell>
        </table:table-row>
        <table:table-row table:style-name="TableRow36">
          <table:table-cell table:style-name="TableCell37">
            <text:p text:style-name="P38">XSS</text:p>
          </table:table-cell>
          <table:table-cell table:style-name="TableCell39">
            <text:p text:style-name="P40">Pour le champ du virement et pour le champ d’envoi de message :</text:p>
            <text:p text:style-name="P41">On utilise<text:s/>htmlspecialchars()<text:s/>pour<text:s/>filtrer les symboles du type &lt;, &amp; ou encore ", en les remplaçant par leur équivalent en HTML.</text:p>
          </table:table-cell>
        </table:table-row>
        <table:table-row table:style-name="TableRow42">
          <table:table-cell table:style-name="TableCell43">
            <text:p text:style-name="P44">Violation contrôle d’accès</text:p>
          </table:table-cell>
          <table:table-cell table:style-name="TableCell45">
            <text:p text:style-name="P46">On peut tout d’abord générer un jeton unique :</text:p>
            <text:p text:style-name="P47">$token = uniqid(rand(), true);</text:p>
            <text:p text:style-name="P48">$_SESSION['token'] = $token;</text:p>
            <text:p text:style-name="P49">$_SESSION['token_time'] = time();</text:p>
            <text:p text:style-name="P50">Et le supprimer lors de la fin de session : $token-&gt;delete()</text:p>
            <text:p text:style-name="P51"/>
            <text:p text:style-name="P52">On peut diminuer le temps de session :<text:s/></text:p>
            <text:p text:style-name="P53">$_SESSION['timestamp']<text:s/>+ 350 &gt; time() + 350</text:p>
            <text:p text:style-name="P54"/>
            <text:p text:style-name="P55">Et veiller à détruire la session :<text:s/>session_destroy();</text:p>
            <text:p text:style-name="P56"/>
          </table:table-cell>
        </table:table-row>
        <table:table-row table:style-name="TableRow57">
          <table:table-cell table:style-name="TableCell58">
            <text:p text:style-name="P59">Violation de gestion de session</text:p>
          </table:table-cell>
          <table:table-cell table:style-name="TableCell60">
            <text:p text:style-name="P61">On ajoute http only et secure pour<text:s/>sécuriser l’accès aux cookies :</text:p>
            <text:list text:style-name="LFO2" text:continue-numbering="true">
              <text:list-item>
                <text:p text:style-name="P62"><text:s/>ini_set( 'session.cookie_httponly', 1 ); session_start();</text:p>
              </text:list-item>
            </text:list>
            <text:p text:style-name="P63">setcookie($nom,$valeur,$expire,$path,$domaine,$secure,TRUE);</text:p>
            <text:list text:style-name="LFO2" text:continue-numbering="true">
              <text:list-item>
                <text:p text:style-name="P64">Dans le fichier php.ini :<text:line-break/>session.cookie_httponly 1</text:p>
              </text:list-item>
            </text:list>
            <text:p text:style-name="P65">session.cookie_secure 1</text:p>
            <text:p text:style-name="P66">session.use_only_cookies 1</text:p>
          </table:table-cell>
        </table:table-row>
        <table:table-row table:style-name="TableRow67">
          <table:table-cell table:style-name="TableCell68">
            <text:p text:style-name="P69">Falsification de requête</text:p>
          </table:table-cell>
          <table:table-cell table:style-name="TableCell70">
            <text:p text:style-name="P71">On peut corriger cela de la même manière qu’une attaque XSS.</text:p>
          </table:table-cell>
        </table:table-row>
        <table:table-row table:style-name="TableRow72">
          <table:table-cell table:style-name="TableCell73">
            <text:p text:style-name="P74">Vulnérabilité d’un composant</text:p>
          </table:table-cell>
          <table:table-cell table:style-name="TableCell75">
            <text:p text:style-name="P76">Nous avons modifié le mot de passe via phpMyAdmin.</text:p>
          </table:table-cell>
        </table:table-row>
        <table:table-row table:style-name="TableRow77">
          <table:table-cell table:style-name="TableCell78">
            <text:p text:style-name="P79">Chiffrement des données sensibles</text:p>
          </table:table-cell>
          <table:table-cell table:style-name="TableCell80">
            <text:p text:style-name="P81">On peut chiffrer les mot de passes dans la base de données grâce à la fonction MD5 dans phpMyAdmin.</text:p>
          </table:table-cell>
        </table:table-row>
        <table:table-row table:style-name="TableRow82">
          <table:table-cell table:style-name="TableCell83">
            <text:p text:style-name="P84">Accès aux répertoires par http</text:p>
          </table:table-cell>
          <table:table-cell table:style-name="TableCell85">
            <text:p text:style-name="P86">On<text:s/>créé le fichier .htaccess pour sécuriser l’accès au fichier config.ini et aux autres fichiers.<text:s/><text:s/>‘’Deny from all’’ permet de rendre l’accès totalement interdit. On peut assouplir cela<text:s/>avec un fichier .htpasswd qui demandera un mot de passe pour avoir accès<text:s/>:<text:s/></text:p>
            <text:p text:style-name="P87"/>
            <text:p text:style-name="P88"/>
            <text:p text:style-name="P89"/>
            <text:p text:style-name="P90"/>
            <text:soft-page-break/>
            <text:p text:style-name="P91">AuthUserFile /home/chemin/var/www/chemin_vers_htpasswd/.htpasswd</text:p>
            <text:p text:style-name="P92"># les logins et mots de passe<text:s/></text:p>
            <text:p text:style-name="P93">AuthGroupFile /home/chemin/var/www/chemin_vers_htgroup/.htgroup</text:p>
            <text:p text:style-name="P94"># les groupes d'utilisateurs</text:p>
            <text:p text:style-name="P95">AuthName "Administrator required"</text:p>
            <text:p text:style-name="P96">AuthType Basic<text:s/></text:p>
            <text:p text:style-name="P97"/>
            <text:p text:style-name="P98"/>
            <text:p text:style-name="P99"/>
          </table:table-cell>
        </table:table-row>
        <table:table-row table:style-name="TableRow100">
          <table:table-cell table:style-name="TableCell101">
            <text:p text:style-name="P102">Scripts de redirection<text:s/>(fait dans le code)</text:p>
          </table:table-cell>
          <table:table-cell table:style-name="TableCell103">
            <text:p text:style-name="P104">Dans le<text:s/>fichier MyController.php ligne 36, on met la redirection en dur pour ne pas permettre la redirection depuis la barre du navigateur. On ne passe donc plus par le formulaire.</text:p>
            <text:p text:style-name="P105">$url_redirect ="vw_login.php?disconnect" ;</text:p>
            <text:p text:style-name="P106"/>
            <text:p text:style-name="P107">Une autre option est de forcer les redirections<text:s/>dans le .htaccess avec le mot clé Redirect.</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ine Herkens</meta:initial-creator>
    <dc:creator>Antoine Herkens</dc:creator>
    <meta:creation-date>2020-03-24T18:15:00Z</meta:creation-date>
    <dc:date>2020-03-31T17:26:00Z</dc:date>
    <meta:template xlink:href="Normal.dotm" xlink:type="simple"/>
    <meta:editing-cycles>20</meta:editing-cycles>
    <meta:editing-duration>PT0S</meta:editing-duration>
    <meta:document-statistic meta:page-count="6" meta:paragraph-count="15" meta:word-count="1231" meta:character-count="7987" meta:row-count="56" meta:non-whitespace-character-count="6771"/>
  </office:meta>
</office:document-meta>
</file>